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gradient-step-count="64" draw:textarea-horizontal-align="justify" draw:textarea-vertical-align="bottom" draw:auto-grow-height="false" draw:shadow="visible" draw:shadow-offset-x="0.05cm" draw:shadow-offset-y="0.05cm" draw:shadow-opacity="40%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draw:shadow="visible" draw:shadow-offset-x="0.05cm" draw:shadow-offset-y="0.05cm" draw:shadow-opacity="40%"/>
    </style:style>
    <style:style style:name="gr3" style:family="graphic" style:parent-style-name="standard">
      <style:graphic-properties draw:fill-color="#ffd320" draw:textarea-horizontal-align="justify" draw:textarea-vertical-align="middle" draw:auto-grow-height="false" draw:shadow="visible" draw:shadow-offset-x="0.05cm" draw:shadow-offset-y="0.05cm" draw:shadow-opacity="40%"/>
    </style:style>
    <style:style style:name="gr4" style:family="graphic" style:parent-style-name="objectwithoutfill">
      <style:graphic-properties draw:marker-end="Arrow" draw:marker-end-width="0.3cm" draw:fill="none" draw:textarea-horizontal-align="right" draw:textarea-vertical-align="middle" fo:padding-top="0.7cm" fo:padding-left="0cm" fo:padding-right="0cm"/>
    </style:style>
    <style:style style:name="gr5" style:family="graphic" style:parent-style-name="standard">
      <style:graphic-properties draw:fill="solid" draw:fill-color="#cfe7f5" draw:textarea-horizontal-align="justify" draw:textarea-vertical-align="middle" draw:auto-grow-height="false" draw:shadow="visible" draw:shadow-offset-x="0.05cm" draw:shadow-offset-y="0.05cm" draw:shadow-opacity="40%"/>
    </style:style>
    <style:style style:name="gr6" style:family="graphic" style:parent-style-name="standard">
      <style:graphic-properties draw:textarea-horizontal-align="justify" draw:textarea-vertical-align="middle" draw:auto-grow-height="false" draw:shadow="visible" draw:shadow-offset-x="0.05cm" draw:shadow-offset-y="0.05cm" draw:shadow-opacity="40%"/>
    </style:style>
    <style:style style:name="gr7" style:family="graphic" style:parent-style-name="objectwithoutfill">
      <style:graphic-properties draw:marker-end="Arrow" draw:marker-end-width="0.3cm" draw:fill="none" draw:textarea-vertical-align="top" fo:padding-bottom="0.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left" draw:textarea-vertical-align="bottom" draw:fit-to-size="false"/>
    </style:style>
    <style:style style:name="gr10" style:family="graphic" style:parent-style-name="objectwithoutfill">
      <style:graphic-properties draw:marker-end="Arrow" draw:marker-end-width="0.3cm" draw:fill="none" draw:textarea-horizontal-align="right" draw:textarea-vertical-align="middle" fo:padding-left="-0.7cm" fo:padding-right="0cm"/>
    </style:style>
    <style:style style:name="gr11" style:family="graphic" style:parent-style-name="objectwithoutfill">
      <style:graphic-properties draw:marker-end="Arrow" draw:marker-end-width="0.3cm" draw:fill="none" draw:textarea-vertical-align="middle" fo:padding-right="0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cm" svg:height="6.2cm" svg:x="8.3cm" svg:y="11.6cm">
          <text:p text:style-name="P1">Nova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cm" svg:height="1.7cm" svg:x="4.8cm" svg:y="3cm">
          <text:p text:style-name="P1">Libra Admin</text:p>
          <text:p text:style-name="P1">API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cm" svg:height="1.7cm" svg:x="8.8cm" svg:y="12.2cm">
          <text:p text:style-name="P1">Libra</text:p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7cm" svg:y1="6.1cm" svg:x2="10.8cm" svg:y2="12.2cm" draw:start-shape="id1" draw:start-glue-point="2" draw:end-shape="id2" svg:d="m17000 6100v3076h-6200v3024" svg:viewBox="0 0 6201 6101">
          <text:p text:style-name="P1">Gearman</text:p>
        </draw:connector>
        <draw:custom-shape draw:style-name="gr3" draw:text-style-name="P1" xml:id="id3" draw:id="id3" draw:layer="layout" svg:width="4cm" svg:height="1.7cm" svg:x="2.1cm" svg:y="7cm">
          <text:p text:style-name="P1">Libra</text:p>
          <text:p text:style-name="P1">Pool M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4cm" svg:height="1.7cm" svg:x="15cm" svg:y="1.1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" draw:id="id5" draw:layer="layout" svg:width="4cm" svg:height="1.7cm" svg:x="8.8cm" svg:y="14.6cm">
          <text:p text:style-name="P1">HA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6.1cm" svg:y1="7.85cm" svg:x2="6.8cm" svg:y2="4.7cm" draw:start-shape="id3" draw:start-glue-point="1" draw:end-shape="id4" draw:end-glue-point="2" svg:d="m6100 7850h700v-3150" svg:viewBox="0 0 701 3151">
          <text:p text:style-name="P1">REST API</text:p>
        </draw:connector>
        <draw:connector draw:style-name="gr8" draw:text-style-name="P1" draw:layer="layout" draw:type="lines" svg:x1="10.8cm" svg:y1="13.9cm" svg:x2="10.8cm" svg:y2="14.6cm" draw:start-shape="id2" draw:start-glue-point="2" draw:end-shape="id5" draw:end-glue-point="0" svg:d="m10800 13900v552-353 501" svg:viewBox="0 0 1 701">
          <text:p/>
        </draw:connector>
        <draw:connector draw:style-name="gr9" draw:text-style-name="P1" draw:layer="layout" svg:x1="4.1cm" svg:y1="8.7cm" svg:x2="8.3cm" svg:y2="14.7cm" draw:start-shape="id3" draw:start-glue-point="2" draw:end-shape="id6" draw:end-glue-point="3" svg:d="m4100 8700v6000h4200" svg:viewBox="0 0 4201 6001">
          <text:p text:style-name="P1">Nova API</text:p>
        </draw:connector>
        <draw:connector draw:style-name="gr10" draw:text-style-name="P1" draw:layer="layout" svg:x1="17cm" svg:y1="2.8cm" svg:x2="17cm" svg:y2="4.4cm" draw:start-shape="id7" draw:start-glue-point="2" draw:end-shape="id1" svg:d="m17000 2800v1600" svg:viewBox="0 0 1 1601">
          <text:p text:style-name="P1">REST API</text:p>
        </draw:connector>
        <draw:custom-shape draw:style-name="gr6" draw:text-style-name="P1" xml:id="id8" draw:id="id8" draw:layer="layout" svg:width="4cm" svg:height="1.7cm" svg:x="16.2cm" svg:y="10.3cm">
          <text:p text:style-name="P1">Internet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18.2cm" svg:y1="12cm" svg:x2="12.8cm" svg:y2="15.45cm" draw:start-shape="id8" draw:start-glue-point="2" draw:end-shape="id5" draw:end-glue-point="1" svg:d="m18200 12000v3450h-5400" svg:viewBox="0 0 5401 3451">
          <text:p text:style-name="P1">HTTP/<text:line-break/>HTTPS/<text:line-break/>TCP</text:p>
        </draw:connector>
        <draw:custom-shape draw:style-name="gr1" draw:text-style-name="P1" draw:layer="layout" svg:width="5cm" svg:height="3.6cm" svg:x="11.3cm" svg:y="18.9cm">
          <text:p text:style-name="P1">Nova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4cm" svg:height="1.7cm" svg:x="11.8cm" svg:y="19.5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3.6cm" svg:x="5.4cm" svg:y="18.9cm">
          <text:p text:style-name="P1">Nova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" draw:id="id9" draw:layer="layout" svg:width="4cm" svg:height="1.7cm" svg:x="5.9cm" svg:y="19.5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0.8cm" svg:y1="16.3cm" svg:x2="7.9cm" svg:y2="19.5cm" draw:start-shape="id5" draw:start-glue-point="2" draw:end-shape="id9" svg:d="m10800 16300v1626h-2900v1574" svg:viewBox="0 0 2901 3201">
          <text:p/>
        </draw:connector>
        <draw:connector draw:style-name="gr8" draw:text-style-name="P1" draw:layer="layout" svg:x1="10.8cm" svg:y1="16.3cm" svg:x2="13.8cm" svg:y2="19.5cm" draw:start-shape="id5" draw:start-glue-point="2" draw:end-shape="id10" svg:d="m10800 16300v1626h3000v1574" svg:viewBox="0 0 3001 3201">
          <text:p/>
        </draw:connector>
        <draw:custom-shape draw:style-name="gr2" draw:text-style-name="P1" xml:id="id1" draw:id="id1" draw:layer="layout" svg:width="4cm" svg:height="1.7cm" svg:x="15cm" svg:y="4.4cm">
          <text:p text:style-name="P1">Libra</text:p>
          <text:p text:style-name="P1">API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1" draw:id="id11" draw:layer="layout" svg:width="4cm" svg:height="1.7cm" svg:x="9.8cm" svg:y="4.4cm">
          <text:p text:style-name="P1">My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8.8cm" svg:y1="3.85cm" svg:x2="9.8cm" svg:y2="5.25cm" draw:start-shape="id4" draw:start-glue-point="1" draw:end-shape="id11" draw:end-glue-point="3" svg:d="m8800 3850h526v1400h474" svg:viewBox="0 0 1001 1401">
          <text:p/>
        </draw:connector>
        <draw:connector draw:style-name="gr8" draw:text-style-name="P1" draw:layer="layout" svg:x1="15cm" svg:y1="5.25cm" svg:x2="13.8cm" svg:y2="5.25cm" draw:start-shape="id1" draw:start-glue-point="3" draw:end-shape="id11" draw:end-glue-point="1" svg:d="m15000 5250h-1200" svg:viewBox="0 0 1201 1">
          <text:p/>
        </draw:connector>
        <draw:custom-shape draw:style-name="gr2" draw:text-style-name="P1" xml:id="id12" draw:id="id12" draw:layer="layout" svg:width="4cm" svg:height="1.7cm" svg:x="7.8cm" svg:y="6.6cm">
          <text:p text:style-name="P1">Libra Statsd</text:p>
          <text:p text:style-name="P1">(monitoring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9.8cm" svg:y1="8.3cm" svg:x2="10.8cm" svg:y2="12.2cm" draw:start-shape="id12" draw:start-glue-point="2" draw:end-shape="id2" draw:end-glue-point="0" svg:d="m9800 8300v1976h1000v1924" svg:viewBox="0 0 1001 3901">
          <text:p/>
        </draw:connector>
        <draw:connector draw:style-name="gr8" draw:text-style-name="P1" draw:layer="layout" svg:x1="7.8cm" svg:y1="7.45cm" svg:x2="6.8cm" svg:y2="4.7cm" draw:start-shape="id12" draw:start-glue-point="3" draw:end-shape="id4" draw:end-glue-point="2" svg:d="m7800 7450h-1000v-2750" svg:viewBox="0 0 1001 2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GB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Hutchings</meta:initial-creator>
    <meta:creation-date>2012-10-29T09:47:44</meta:creation-date>
    <dc:date>2013-06-12T19:17:33.298506400</dc:date>
    <meta:editing-duration>PT2H27M50S</meta:editing-duration>
    <meta:editing-cycles>4</meta:editing-cycles>
    <meta:generator>LibreOffice/4.1.0.0.beta2$Linux_X86_64 LibreOffice_project/410$Build-0</meta:generator>
    <meta:document-statistic meta:object-count="26"/>
  </office:meta>
</office:document-meta>
</file>